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rsid="00202624" officeooo:paragraph-rsid="00202624"/>
    </style:style>
    <style:style style:name="P2" style:family="paragraph" style:parent-style-name="Subtitle">
      <style:text-properties officeooo:rsid="0016a255" officeooo:paragraph-rsid="0016a255"/>
    </style:style>
    <style:style style:name="P3" style:family="paragraph" style:parent-style-name="Text_20_body" style:list-style-name="L1">
      <style:text-properties officeooo:rsid="0016a255" officeooo:paragraph-rsid="0016a255"/>
    </style:style>
    <style:style style:name="P4" style:family="paragraph" style:parent-style-name="Text_20_body">
      <style:text-properties officeooo:rsid="0016a255" officeooo:paragraph-rsid="00202624"/>
    </style:style>
    <style:style style:name="P5" style:family="paragraph" style:parent-style-name="Text_20_body">
      <style:text-properties officeooo:rsid="00173dc0" officeooo:paragraph-rsid="001cb2c0"/>
    </style:style>
    <style:style style:name="P6" style:family="paragraph" style:parent-style-name="Text_20_body">
      <style:text-properties officeooo:rsid="001e96d5" officeooo:paragraph-rsid="001e96d5"/>
    </style:style>
    <style:style style:name="P7" style:family="paragraph" style:parent-style-name="Title">
      <style:text-properties fo:font-size="20pt" officeooo:rsid="0016a255" officeooo:paragraph-rsid="0016a255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73dc0" style:font-size-asian="16pt" style:font-size-complex="16pt"/>
    </style:style>
    <style:style style:name="T3" style:family="text">
      <style:text-properties fo:font-size="16pt" officeooo:rsid="00184d6b" style:font-size-asian="16pt" style:font-size-complex="16pt"/>
    </style:style>
    <style:style style:name="T4" style:family="text">
      <style:text-properties fo:font-size="16pt" officeooo:rsid="0018c09b" style:font-size-asian="16pt" style:font-size-complex="16pt"/>
    </style:style>
    <style:style style:name="T5" style:family="text">
      <style:text-properties fo:font-size="16pt" officeooo:rsid="001a0e33" style:font-size-asian="16pt" style:font-size-complex="16pt"/>
    </style:style>
    <style:style style:name="T6" style:family="text">
      <style:text-properties fo:font-size="16pt" officeooo:rsid="001cb2c0" style:font-size-asian="16pt" style:font-size-complex="16pt"/>
    </style:style>
    <style:style style:name="T7" style:family="text">
      <style:text-properties fo:font-size="16pt" officeooo:rsid="001d5717" style:font-size-asian="16pt" style:font-size-complex="16pt"/>
    </style:style>
    <style:style style:name="T8" style:family="text">
      <style:text-properties fo:font-size="16pt" officeooo:rsid="00202624" style:font-size-asian="16pt" style:font-size-complex="16pt"/>
    </style:style>
    <style:style style:name="T9" style:family="text">
      <style:text-properties style:font-name="Liberation Serif" fo:font-size="16pt" officeooo:rsid="001cb2c0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an onderwijsvisie naar realisatie</text:p>
      <text:p text:style-name="P2"><text:span text:style-name="T1">Verwerkelijking binnen </text:span><text:span text:style-name="T2">vakken en projecten</text:span></text:p>
      <text:h text:style-name="P1" text:outline-level="1">Inleiding</text:h>
      <text:p text:style-name="P4"><text:span text:style-name="T1">In hoofdstuk 5 van het “Opleidingsprofiel Technische Informatica” wordt een visie op onderwijs geschetst, gebaseerd op de volgende vijf uitgangspunten:</text:span></text:p>
      <text:list xml:id="list924287130" text:style-name="L1">
        <text:list-item>
          <text:p text:style-name="P3"><text:span text:style-name="T1">Studeren met plezier</text:span></text:p>
        </text:list-item>
        <text:list-item>
          <text:p text:style-name="P3"><text:span text:style-name="T1">Studeren met nieuwsgierigheid</text:span></text:p>
        </text:list-item>
        <text:list-item>
          <text:p text:style-name="P3"><text:span text:style-name="T1">Studeren binnen een contextrijke leeromgeving</text:span></text:p>
        </text:list-item>
        <text:list-item>
          <text:p text:style-name="P3"><text:span text:style-name="T1">Studeren door te leren van en met andere studenten en docenten</text:span></text:p>
        </text:list-item>
        <text:list-item>
          <text:p text:style-name="P3"><text:span text:style-name="T1">Studeren met eigenaarschap en verantwoordlijkheid</text:span></text:p>
        </text:list-item>
      </text:list>
      <text:p text:style-name="P5"><text:span text:style-name="T1">In hoofdstuk 6, 7 en 8 wordt deze visie verder uitgewerkt op </text:span><text:span text:style-name="T3">niveau van leerlijnen, namelijk de praktijklijn, de kennislijn en de studentgestuurde lijn. </text:span><text:span text:style-name="T5">Daarbij komt ook toetsing aan de orde.</text:span><text:span text:style-name="T3"><text:line-break/><text:line-break/>Dit document gaat over de volgende stap, het concreet maken van de genoemde visie binnen projecten, vakken, stage en afstuderen. Om deze stap inderdaad zo concreet mogelijk te maken, word</text:span><text:span text:style-name="T4">t voorbeeld</text:span><text:span text:style-name="T5">en</text:span><text:span text:style-name="T4"> </text:span><text:span text:style-name="T5">ontleend</text:span><text:span text:style-name="T4"> </text:span><text:span text:style-name="T5">aan </text:span><text:span text:style-name="T4">het huidige onderwijsaanbod. Dit onderwijsaanbod is een bewegend doel. </text:span><text:span text:style-name="T5">De voorbeelden kunnen echter worden vertaald naar andere projecten en vakken.</text:span></text:p>
      <text:p text:style-name="P5"><text:span text:style-name="T5"/></text:p>
      <text:p text:style-name="P5"><text:span text:style-name="T6">De voorbeelden zijn vrij ver uitgewerkt, ook weer om </text:span><text:span text:style-name="T7">ze zo concreet mogelijk te maken.</text:span><text:span text:style-name="T6"> Dat houdt niet in dat de </text:span><text:span text:style-name="T7">details</text:span><text:span text:style-name="T6"> in steen gebeiteld staan.<text:line-break/>De bedoeling is idee</text:span><text:span text:style-name="T9">ë</text:span><text:span text:style-name="T6">n aan te dragen voor een haalbaar pad. Dat pad kent uiteraard vele variaties.</text:span><text:span text:style-name="T5"><text:line-break/></text:span></text:p>
      <text:p text:style-name="P6"><text:span text:style-name="T1">Voor een heldere structuur wordt als indeling van dit document de splitsing in leerlijnen aangehouden. Echter </text:span><text:span text:style-name="T8">zijn ook juist de dwarsverbindingen tussen </text:span><text:soft-page-break/><text:span text:style-name="T8">met name de praktijklijn en de kennislijn van belang, met name voor uitgangspunt 3: Studeren binnen een contextrijke leeromgeving. De praktijklijn kan een deel van de <text:s/>context verschaffen die studenten nieuwsgierig maakt naar de kennislijn. Daarmee wordt ook uitgangspunt 2 geraak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1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8T09:57:08.216678975</dc:date>
    <meta:editing-duration>PT48M29S</meta:editing-duration>
    <meta:editing-cycles>7</meta:editing-cycles>
    <meta:generator>LibreOffice/7.3.3.2$Linux_X86_64 LibreOffice_project/30$Build-2</meta:generator>
    <meta:document-statistic meta:table-count="0" meta:image-count="0" meta:object-count="0" meta:page-count="2" meta:paragraph-count="12" meta:word-count="252" meta:character-count="1686" meta:non-whitespace-character-count="1448"/>
  </office:meta>
</office:document-meta>
</file>